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P7" style:family="paragraph">
      <style:paragraph-properties fo:margin-left="6cm" fo:margin-right="0cm" fo:text-indent="-0.6cm"/>
    </style:style>
    <style:style style:name="T1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urce code management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3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approach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imple tool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ff, patch and t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tches sent by emai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ach developer maintains their own tre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stribution by ftp and use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tches</text:p>
          </draw:text-box>
        </draw:frame>
        <draw:frame draw:style-name="gr3" draw:text-style-name="P6" draw:layer="layout" svg:width="28cm" svg:height="8.779cm" svg:x="1cm" svg:y="12cm">
          <draw:text-box>
            <text:p text:style-name="P1"><text:span text:style-name="T1">--- a/source3/rpc_server/srv_svcctl_nt.c</text:span></text:p>
            <text:p text:style-name="P1"><text:span text:style-name="T1">+++ b/source3/rpc_server/srv_svcctl_nt.c</text:span></text:p>
            <text:p text:style-name="P1"><text:span text:style-name="T1">@@ -466,9 +466,7 @@ WERROR _svcctl_EnumServicesStatusW(pipes_struct *p,</text:span></text:p>
            <text:p text:style-name="P1"><text:span text:style-name="T1"><text:s text:c="16"/></text:span><text:span text:style-name="T1">}</text:span></text:p>
            <text:p text:style-name="P1"><text:span text:style-name="T1"/></text:p>
            <text:p text:style-name="P1"><text:span text:style-name="T1"><text:s text:c="16"/></text:span><text:span text:style-name="T1">blob = ndr_push_blob(ndr);</text:span></text:p>
            <text:p text:style-name="P1"><text:span text:style-name="T1">- <text:s text:c="14"/>if (blob.length &gt;= r-&gt;in.offered) {</text:span></text:p>
            <text:p text:style-name="P1"><text:span text:style-name="T1">- <text:s text:c="22"/>memcpy(r-&gt;out.service, blob.data, r-&gt;in.offered);</text:span></text:p>
            <text:p text:style-name="P1"><text:span text:style-name="T1">- <text:s text:c="14"/>}</text:span></text:p>
            <text:p text:style-name="P1"><text:span text:style-name="T1">+ <text:s text:c="14"/>memcpy(r-&gt;out.service, blob.data, r-&gt;in.offered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asic tool of code exchan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veral formats available – unidiff now the nor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tains short context for each cha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in tools: diff, patch, diffs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nding pat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Common ru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diff -up, exclude generated fil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lude diffstat outpu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lude an explanation of your pat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[PATCH] at start of sub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inline or plain text encoding for pat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n't send html encoded email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reak up your patches on logical bounda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a patch series if need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heck you've followed the project coding sty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 sure you are sending to the right pla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 patient, and follow up if need b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 Signed-off-by (for some project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.5cm" svg:height="0.962cm" svg:x="3.5cm" svg:y="19.038cm">
          <draw:text-box>
            <text:p text:style-name="P1">Let's look at some examples on the kernel list ...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irst generation SCM system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RCS and SCC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ages files individual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nly one person editing at a ti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merge cap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vides development histor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ey data is who, what and w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he rise of CV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Concurrent Versions Syste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t on top of RC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owed for parallel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luded merge and conflict resol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based on diff/pat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ugely popular in the FOSS worl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minated FOSS development from 1991 to 2005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ill very widely used, but less so each ye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any limitati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or rename and directory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tacts centralised server for most oper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or branch merging sup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.5cm" svg:height="0.962cm" svg:x="7cm" svg:y="19.5cm">
          <draw:text-box>
            <text:p text:style-name="P1">Let's see a demo ...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entralised vs Distributed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ere is the project host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VS hosts in a central fash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ach developer has a 'checkout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project meta-data is only stored on the central serv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istributed version contro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project history is locally available to all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systems aim for easy branching/mer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ubvers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'CVS done right'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ttempt to re-invent centralised source code contro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ixes many of the limitations in CV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s project-wide rev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ly chosen to replace CVS in FOSS projects from 2001 onwar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ill very widely us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entralised desig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 of non-distributed design has been criticis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stributed add-ons available (svk), but not widely 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istributed System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Early syst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de Co-Op (windows based) in 1997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NU Arch (aka TLA or Tom Lord's Arch) in 2001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Bitkeep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opted by Linux kernel in 200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nusual licensing mode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impact on speed of kernel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ewer syst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new systems starting in 2003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azaar, darcs, mecurial, git, monoton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t has gained widest follow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itkeeper and gi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Controversial choic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kernel adopted bitkeeper in 200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d to acceleration of kernel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tool, with freeware cli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cense terms included a strong non-compete clau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ove to gi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kers of bitkeeper disapproved of free cli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ee bitkeeper withdrawn in 2005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placed by new system 'git' in June 20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Interfac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Command line dominat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FOSS users use command line interfa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ools aim to produce a very fast workflow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SCM tools also offer GUI or editor interfa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eb Interfac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SCM tools provide web interfa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ly used to browse development histor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vsweb, svnweb and gitweb are very popul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ustom web interfaces are often buil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nterfaces with other syst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ools to integrate with bug tracking syste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gration with build management and build fa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uild Far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Integrating SCM with test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utomating testing can help find bugs f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specially important for port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A build far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 range of machines/O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utomatically run regressions tests on commi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results are available public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d/test failures may be reported by emai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inderbo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build far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d-b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ublic SCM Host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Canned host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/most FOSS projects used a canned hosting sol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nned project hosting can make project maintainence much easi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less flexible than running your ow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VCS public host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VCS workflow created a demand for easier hos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sites have sprung up for all the DVCS syste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e for example 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Git: repo.oz.cz, github.com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Hg: bitbucket.org, freehg.or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bzr: launchpad.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Compatibility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wo SCMs, one projec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offer multiple SCMs for the same cod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ateway tools offer interoper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s a new developer, choose the SCM that most of the existing developers in the project u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nversion tool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newer SCMs offer automated convers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ows project history to be preserv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requires some manual tweak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est known general converter is 'tailor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4T08:30:05</dc:date>
    <meta:editing-cycles>158</meta:editing-cycles>
    <meta:editing-duration>P3DT8H48M51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